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D0000008C2141DF7C6E3C8BD6.png" manifest:media-type="image/png"/>
  <manifest:file-entry manifest:full-path="Pictures/1000000000000821000002221DD8ED2947C12605.jpg" manifest:media-type="image/jpeg"/>
  <manifest:file-entry manifest:full-path="Pictures/10000201000002000000019DEBA95CC831705706.png" manifest:media-type="image/png"/>
  <manifest:file-entry manifest:full-path="Pictures/1000000000000821000002225255FB7E87038E32.jpg" manifest:media-type="image/jpeg"/>
  <manifest:file-entry manifest:full-path="Pictures/10000201000001CA000000AE64619F735BD5CEC9.png" manifest:media-type="image/png"/>
  <manifest:file-entry manifest:full-path="Pictures/10000000000004BF000002A9C92E1B67933A09F0.jpg" manifest:media-type="image/jpeg"/>
  <manifest:file-entry manifest:full-path="Pictures/100002010000016A0000007C1F4EBF718662E97B.png" manifest:media-type="image/png"/>
  <manifest:file-entry manifest:full-path="Pictures/1000020100000100000000469C314B03F5F80AC3.png" manifest:media-type="image/png"/>
  <manifest:file-entry manifest:full-path="Pictures/10000000000000C700000070D81F35BEE199DA0E.jpg" manifest:media-type="image/jpeg"/>
  <manifest:file-entry manifest:full-path="Pictures/10000000000000AE000000A33662C0CE392D7A11.jpg" manifest:media-type="image/jpeg"/>
  <manifest:file-entry manifest:full-path="Pictures/1000020100000500000001AD6D75CE5BF1E42405.png" manifest:media-type="image/png"/>
  <manifest:file-entry manifest:full-path="Pictures/10000000000000C8000000325C2D87F00D436628.jpg" manifest:media-type="image/jpeg"/>
  <manifest:file-entry manifest:full-path="Pictures/10000201000000DC000000340431AE45E11C5B0D.png" manifest:media-type="image/png"/>
  <manifest:file-entry manifest:full-path="Pictures/1000020100000377000000B8BC536C26AD5C57D9.png" manifest:media-type="image/png"/>
  <manifest:file-entry manifest:full-path="Pictures/10000000000007A900000332CD3C560509026C08.png" manifest:media-type="image/png"/>
  <manifest:file-entry manifest:full-path="Pictures/1000020100000175000000E6DFF27315A529D9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ヒラギノ角ゴ ProN W31" svg:font-family="'ヒラギノ角ゴ ProN W3'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2.437cm" fo:min-width="26.461cm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Blank_20_Slide-title">
      <style:graphic-properties draw:auto-grow-height="true" fo:min-height="3.506cm"/>
    </style:style>
    <style:style style:name="pr3" style:family="presentation" style:parent-style-name="Blank_20_Slide-outline1">
      <style:graphic-properties fo:min-height="11.929cm"/>
    </style:style>
    <style:style style:name="pr4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44pt" style:font-size-asian="44pt" style:font-size-complex="44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19afff" style:text-line-through-style="none" style:text-line-through-type="none" style:text-position="0% 100%" style:font-name="Liberation Sans1" fo:font-size="44pt" fo:letter-spacing="normal" fo:font-style="normal" style:text-underline-style="none" fo:font-weight="normal" style:font-name-asian="ヒラギノ角ゴ ProN W31" style:font-size-asian="44pt" style:font-style-asian="normal" style:font-weight-asian="normal" style:font-name-complex="DejaVu Sans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32">
        <draw:frame draw:name="Image 14" draw:style-name="gr1" draw:text-style-name="P1" draw:layer="layout" svg:width="5.139cm" svg:height="1.55cm" svg:x="2.2cm" svg:y="14.5cm">
          <draw:image xlink:href="Pictures/1000020100000100000000469C314B03F5F80AC3.png" xlink:type="simple" xlink:show="embed" xlink:actuate="onLoad">
            <text:p/>
          </draw:image>
        </draw:frame>
        <draw:frame draw:name="Image 15" draw:style-name="gr1" draw:text-style-name="P1" draw:layer="layout" svg:width="3.2cm" svg:height="1.01cm" svg:x="2.266cm" svg:y="16.416cm">
          <draw:image xlink:href="Pictures/1000020100000500000001AD6D75CE5BF1E42405.png" xlink:type="simple" xlink:show="embed" xlink:actuate="onLoad">
            <text:p/>
          </draw:image>
        </draw:frame>
        <draw:frame draw:name="Image 16" draw:style-name="gr1" draw:text-style-name="P1" draw:layer="layout" svg:width="5.378cm" svg:height="1.471cm" svg:x="2.122cm" svg:y="17.629cm">
          <draw:image xlink:href="Pictures/10000000000000C8000000325C2D87F00D436628.jpg" xlink:type="simple" xlink:show="embed" xlink:actuate="onLoad">
            <text:p/>
          </draw:image>
        </draw:frame>
        <draw:frame draw:name="Image 18" draw:style-name="gr1" draw:text-style-name="P1" draw:layer="layout" svg:width="3.83cm" svg:height="0.851cm" svg:x="16.4cm" svg:y="15.7cm">
          <draw:image xlink:href="Pictures/10000201000000DC000000340431AE45E11C5B0D.png" xlink:type="simple" xlink:show="embed" xlink:actuate="onLoad">
            <text:p/>
          </draw:image>
        </draw:frame>
        <draw:frame draw:name="Image 19" draw:style-name="gr1" draw:text-style-name="P1" draw:layer="layout" svg:width="5.554cm" svg:height="1.084cm" svg:x="15.5cm" svg:y="17.5cm">
          <draw:image xlink:href="Pictures/1000020100000377000000B8BC536C26AD5C57D9.png" xlink:type="simple" xlink:show="embed" xlink:actuate="onLoad">
            <text:p/>
          </draw:image>
        </draw:frame>
        <draw:frame draw:name="Image 20" draw:style-name="gr1" draw:text-style-name="P1" draw:layer="layout" svg:width="4.2cm" svg:height="1.5cm" svg:x="23.1cm" svg:y="14.65cm">
          <draw:image xlink:href="Pictures/10000201000001CA000000AE64619F735BD5CEC9.png" xlink:type="simple" xlink:show="embed" xlink:actuate="onLoad">
            <text:p/>
          </draw:image>
        </draw:frame>
        <draw:frame draw:name="Image 21" draw:style-name="gr1" draw:text-style-name="P1" draw:layer="layout" svg:width="4.8cm" svg:height="2.79cm" svg:x="22.9cm" svg:y="15.7cm">
          <draw:image xlink:href="Pictures/1000020100000175000000E6DFF27315A529D974.png" xlink:type="simple" xlink:show="embed" xlink:actuate="onLoad">
            <text:p/>
          </draw:image>
        </draw:frame>
        <draw:frame draw:name="Image 22" draw:style-name="gr1" draw:text-style-name="P1" draw:layer="layout" svg:width="3.6cm" svg:height="1.162cm" svg:x="23.5cm" svg:y="17.9cm">
          <draw:image xlink:href="Pictures/100002010000016A0000007C1F4EBF718662E97B.png" xlink:type="simple" xlink:show="embed" xlink:actuate="onLoad">
            <text:p/>
          </draw:image>
        </draw:frame>
        <draw:frame draw:name="Image 12" draw:style-name="gr1" draw:text-style-name="P1" draw:layer="layout" svg:width="8.222cm" svg:height="6.262cm" svg:x="0.774cm" svg:y="0.204cm">
          <draw:image xlink:href="Pictures/10000201000002000000019DEBA95CC831705706.png" xlink:type="simple" xlink:show="embed" xlink:actuate="onLoad">
            <text:p/>
          </draw:image>
        </draw:frame>
        <draw:frame draw:name="Image 13" draw:style-name="gr1" draw:text-style-name="P1" draw:layer="layout" svg:width="7.399cm" svg:height="1.829cm" svg:x="20.836cm" svg:y="0.389cm">
          <draw:image xlink:href="Pictures/1000000000000821000002221DD8ED2947C12605.jpg" xlink:type="simple" xlink:show="embed" xlink:actuate="onLoad">
            <text:p/>
          </draw:image>
        </draw:frame>
        <draw:frame draw:name="Image 14" draw:style-name="gr1" draw:text-style-name="P1" draw:layer="layout" svg:width="7.399cm" svg:height="3.914cm" svg:x="20.836cm" svg:y="2.412cm">
          <draw:image xlink:href="Pictures/10000000000004BF000002A9C92E1B67933A09F0.jpg" xlink:type="simple" xlink:show="embed" xlink:actuate="onLoad">
            <text:p/>
          </draw:image>
        </draw:frame>
        <draw:custom-shape draw:name="CustomShape 1" draw:style-name="gr2" draw:text-style-name="P3" draw:layer="layout" svg:width="26.742cm" svg:height="2.718cm" svg:x="1.401cm" svg:y="9.101cm">
          <text:p text:style-name="P2"><text:span text:style-name="T1">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cm" svg:height="3.37cm" svg:x="10.3cm" svg:y="16.23cm">
          <draw:image xlink:href="Pictures/100002010000007D0000008C2141DF7C6E3C8BD6.png" xlink:type="simple" xlink:show="embed" xlink:actuate="onLoad">
            <text:p/>
          </draw:image>
        </draw:frame>
        <draw:frame draw:style-name="gr4" draw:text-style-name="P5" draw:layer="layout" svg:width="4.2cm" svg:height="1.75cm" svg:x="9.8cm" svg:y="14.65cm">
          <draw:image xlink:href="Pictures/10000000000007A900000332CD3C560509026C0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presentation:presentation-page-layout-name="AL2T1">
        <draw:frame presentation:style-name="pr2" draw:layer="layout" svg:width="26.729cm" svg:height="3.506cm" svg:x="1.482cm" svg:y="0.836cm" presentation:class="title">
          <draw:text-box>
            <text:p>Title</text:p>
          </draw:text-box>
        </draw:frame>
        <draw:frame presentation:style-name="pr3" draw:layer="layout" svg:width="26.729cm" svg:height="12.179cm" svg:x="1.482cm" svg:y="4.911cm" presentation:class="outline">
          <draw:text-box>
            <text:list text:style-name="L2">
              <text:list-item>
                <text:p>&lt;the first level&gt;</text:p>
                <text:list>
                  <text:list-item>
                    <text:p>Level 2</text:p>
                    <text:list>
                      <text:list-item>
                        <text:p>Level 3</text:p>
                        <text:list>
                          <text:list-item>
                            <text:p>Level 4</text:p>
                            <text:list>
                              <text:list-item>
                                <text:p>Level 5</text:p>
                                <text:list>
                                  <text:list-item>
                                    <text:p>Level 6</text:p>
                                    <text:list>
                                      <text:list-item>
                                        <text:p>Level 7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ヒラギノ角ゴ ProN W31" svg:font-family="'ヒラギノ角ゴ ProN W3'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ヒラギノ角ゴ ProN W3" svg:font-family="'ヒラギノ角ゴ ProN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fill="solid" draw:fill-color="#ffffff"/>
      <style:paragraph-properties fo:margin-left="0cm" fo:margin-right="0cm" fo:margin-top="0cm" fo:margin-bottom="0cm" fo:text-indent="0cm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5cm" fo:margin-bottom="0cm" fo:line-height="90%" fo:text-align="start" fo:text-indent="0cm" style:punctuation-wrap="hanging" style:writing-mode="lr-tb"/>
      <style:text-properties fo:font-variant="normal" fo:text-transform="none" fo:color="#0077b8" style:text-outline="false" style:text-line-through-style="none" style:text-line-through-typ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32pt" style:language-asian="en" style:country-asian="US" style:font-style-asian="normal" style:font-weight-asian="normal" style:font-name-complex="DejaVu Sans2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06cm" fo:margin-bottom="0cm" fo:line-height="90%" fo:text-align="start" fo:text-indent="0cm" style:punctuation-wrap="hanging" style:writing-mode="lr-tb"/>
      <style:text-properties fo:font-variant="normal" fo:text-transform="none" fo:color="#009dff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style:text-underline-style="none" fo:font-weight="normal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3cm" fo:margin-bottom="0cm" fo:line-height="90%" fo:text-align="start" fo:text-indent="0cm" style:punctuation-wrap="hanging" style:writing-mode="lr-tb"/>
      <style:text-properties fo:font-variant="normal" fo:text-transform="none" fo:color="#ff6600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font-style="normal" style:text-underline-style="none" fo:font-weight="normal" style:font-name-asian="DejaVu Sans2" style:font-family-asian="'DejaVu Sans'" style:font-size-asian="24pt" style:font-style-asian="normal" style:font-weight-asian="normal" style:font-name-complex="DejaVu Sans2" style:font-family-complex="'DejaVu Sans'" style:font-size-complex="24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53cm" fo:margin-bottom="0cm" fo:line-height="90%" fo:text-align="start" fo:text-indent="0cm" style:punctuation-wrap="hanging" style:writing-mode="lr-tb"/>
      <style:text-properties fo:font-variant="normal" fo:text-transform="none" fo:color="#0077b8" style:text-line-through-style="none" style:text-line-through-type="none" style:text-position="0% 100%" style:font-name="Liberation Sans1" fo:font-family="'Liberation Sans'" style:font-family-generic="swiss" style:font-pitch="variable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76cm" fo:margin-bottom="0cm" fo:text-indent="0cm"/>
      <style:text-properties fo:color="#009dff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76cm" fo:margin-bottom="0cm" fo:text-indent="0cm"/>
      <style:text-properties fo:color="#ff6600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76cm" fo:margin-bottom="0cm" fo:text-indent="0cm"/>
      <style:text-properties fo:color="#0077b8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76cm" fo:margin-bottom="0cm" fo:text-indent="0cm"/>
      <style:text-properties fo:font-size="15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76cm" fo:margin-bottom="0cm" fo:text-indent="0cm"/>
      <style:text-properties fo:font-size="15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9dff" style:text-outline="false" style:text-line-through-style="none" style:text-line-through-typ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44pt" style:language-asian="en" style:country-asian="US" style:font-style-asian="normal" style:font-weight-asian="normal" style:font-name-complex="DejaVu Sans2" style:font-family-complex="'DejaVu Sans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888888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title">
      <style:graphic-properties draw:auto-grow-height="false" fo:min-height="4.524cm"/>
    </style:style>
    <style:style style:name="Mpr2" style:family="presentation" style:parent-style-name="Blank_20_Slide-outline1">
      <style:graphic-properties fo:min-height="15.713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/>
      <style:text-properties fo:font-size="10.8000001907349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_20_Slide" style:display-name="Blank Slide" style:page-layout-name="PM1" draw:style-name="Mdp1">
      <draw:line draw:name="Line 1" draw:style-name="Mgr3" draw:text-style-name="MP5" draw:layer="backgroundobjects" svg:x1="1.477cm" svg:y1="4.237cm" svg:x2="28.219cm" svg:y2="4.238cm">
        <text:p/>
      </draw:line>
      <draw:frame presentation:style-name="Mpr1" draw:layer="backgroundobjects" svg:width="26.729cm" svg:height="3.506cm" svg:x="1.482cm" svg:y="0.836cm" presentation:class="title">
        <draw:text-box>
          <text:p>Click to edit the title text format</text:p>
        </draw:text-box>
      </draw:frame>
      <draw:frame presentation:style-name="Mpr2" draw:layer="backgroundobjects" svg:width="26.729cm" svg:height="12.179cm" svg:x="1.482cm" svg:y="4.91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4.705cm" svg:height="0.914cm" svg:x="2.01cm" svg:y="19.996cm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8" draw:layer="backgroundobjects" svg:width="1.973cm" svg:height="1.713cm" svg:x="0.08cm" svg:y="19.291cm">
        <draw:image xlink:href="Pictures/10000000000000AE000000A33662C0CE392D7A11.jpg" xlink:type="simple" xlink:show="embed" xlink:actuate="onLoad">
          <text:p/>
        </draw:image>
      </draw:frame>
      <draw:frame draw:style-name="Mgr5" draw:text-style-name="MP8" draw:layer="backgroundobjects" svg:width="2.179cm" svg:height="1.163cm" svg:x="27.293cm" svg:y="19.685cm">
        <draw:image xlink:href="Pictures/10000000000000C700000070D81F35BEE199DA0E.jpg" xlink:type="simple" xlink:show="embed" xlink:actuate="onLoad">
          <text:p/>
        </draw:image>
      </draw:frame>
      <draw:frame draw:style-name="Mgr5" draw:text-style-name="MP8" draw:layer="backgroundobjects" svg:width="4.687cm" svg:height="1.163cm" svg:x="22.443cm" svg:y="19.685cm">
        <draw:image xlink:href="Pictures/1000000000000821000002225255FB7E87038E32.jpg" xlink:type="simple" xlink:show="embed" xlink:actuate="onLoad">
          <text:p/>
        </draw:image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iverse</meta:initial-creator>
    <meta:editing-cycles>547</meta:editing-cycles>
    <meta:print-date>2010-12-09T20:53:13</meta:print-date>
    <dc:date>2017-12-04T14:46:54.358041325</dc:date>
    <dc:language>fr-FR</dc:language>
    <meta:editing-duration>P53DT14H43M25S</meta:editing-duration>
    <meta:generator>LibreOffice/5.1.6.2$Linux_X86_64 LibreOffice_project/10m0$Build-2</meta:generator>
    <meta:document-statistic meta:object-count="4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